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3 Sheet1.B1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845" calcext:value-type="float">
            <text:p>-184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8177in" svg:y="0.0394in">
            <draw:object draw:notify-on-update-of-ranges="Sheet2.A1:Sheet2.A3 Sheet2.B1:Sheet2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476411819458" calcext:value-type="float">
            <text:p>31.4764118194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.4299240112305" calcext:value-type="float">
            <text:p>59.4299240112305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929057061672211" calcext:value-type="float">
            <text:p>0.929057061672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6:57:36.065000000</meta:creation-date>
    <dc:date>2023-02-13T19:56:58.673000000</dc:date>
    <meta:editing-duration>PT2H59M25S</meta:editing-duration>
    <meta:editing-cycles>1</meta:editing-cycles>
    <meta:document-statistic meta:table-count="2" meta:cell-count="12" meta:object-count="2"/>
    <meta:generator>LibreOffice/7.4.4.2$Windows_X86_64 LibreOffice_project/85569322deea74ec9134968a29af2df5663baa2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Sheet1.A1:Sheet1.B3" svg:x="0.32cm" svg:y="0.18cm" svg:width="11.137cm" svg:height="8.64cm">
          <chart:coordinate-region svg:x="0.765cm" svg:y="0.382cm" svg:width="10.404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3" chart:class="chart:scatter">
            <chart:domain table:cell-range-address="Sheet1.A1:Sheet1.A3"/>
            <chart:regression-curve chart:style-name="ch8">
              <chart:equation chart:display-equation="true" chart:display-r-square="fals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5">
                <text:p>-875</text:p>
                <draw:g>
                  <svg:desc>Sheet1.A1:Sheet1.A3</svg:desc>
                </draw:g>
              </table:table-cell>
              <table:table-cell office:value-type="float" office:value="0">
                <text:p>0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45">
                <text:p>-184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3">
                <text:p>163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Sheet2.A1:Sheet2.B3" svg:x="0.32cm" svg:y="0.18cm" svg:width="11.137cm" svg:height="8.64cm">
          <chart:coordinate-region svg:x="0.67cm" svg:y="0.382cm" svg:width="10.499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3" chart:class="chart:scatter">
            <chart:domain table:cell-range-address="Sheet2.A1:Sheet2.A3"/>
            <chart:regression-curve chart:style-name="ch8">
              <chart:equation chart:display-equation="true" chart:display-r-square="false"/>
            </chart:regression-curve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3</svg:desc>
                </draw:g>
              </table:table-cell>
              <table:table-cell office:value-type="float" office:value="31.476411819458">
                <text:p>31.476411819458</text:p>
                <draw:g>
                  <svg:desc>Sheet2.B1:Sheet2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59.4299240112305">
                <text:p>59.4299240112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0">
                <text:p>-90</text:p>
              </table:table-cell>
              <table:table-cell office:value-type="float" office:value="0.929057061672211">
                <text:p>0.929057061672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